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Обычный" style:font-family-generic="roman" style:font-pitch="variable"/>
    <style:font-face style:name="Consolas1" svg:font-family="Consolas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04cm"/>
    </style:style>
    <style:style style:name="Таблица2.B" style:family="table-column">
      <style:table-column-properties style:column-width="2.596cm"/>
    </style:style>
    <style:style style:name="Таблица2.C" style:family="table-column">
      <style:table-column-properties style:column-width="8.805cm"/>
    </style:style>
    <style:style style:name="Таблица2.D" style:family="table-column">
      <style:table-column-properties style:column-width="3.70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d0611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bee70" officeooo:paragraph-rsid="003bee70" style:font-size-complex="14pt"/>
    </style:style>
    <style:style style:name="P16" style:family="paragraph" style:parent-style-name="Text_20_body">
      <style:text-properties fo:color="#000000" loext:opacity="100%" style:font-name="Times New Roman" fo:font-size="14pt" officeooo:rsid="000ef043" officeooo:paragraph-rsid="000ef043"/>
    </style:style>
    <style:style style:name="P17" style:family="paragraph" style:parent-style-name="Листинг">
      <style:text-properties fo:color="#000000" loext:opacity="100%" officeooo:rsid="00136246" officeooo:paragraph-rsid="00136246"/>
    </style:style>
    <style:style style:name="P18" style:family="paragraph" style:parent-style-name="Листинг">
      <style:text-properties fo:color="#000000" loext:opacity="100%" officeooo:rsid="00136246" officeooo:paragraph-rsid="005aeb70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8933d" officeooo:paragraph-rsid="0018933d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8933d" officeooo:paragraph-rsid="005aeb70"/>
    </style:style>
    <style:style style:name="P21" style:family="paragraph" style:parent-style-name="Heading_20_1">
      <style:text-properties officeooo:rsid="000ef043" officeooo:paragraph-rsid="003724e9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text-properties style:font-name="Times New Roman" fo:font-size="14pt" fo:language="ru" fo:country="RU" fo:font-style="normal" fo:font-weight="bold" officeooo:rsid="0013326f" officeooo:paragraph-rsid="0013326f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P24" style:family="paragraph" style:parent-style-name="Heading_20_2">
      <style:text-properties officeooo:rsid="004fc509" officeooo:paragraph-rsid="004fc509"/>
    </style:style>
    <style:style style:name="P25" style:family="paragraph" style:parent-style-name="Heading_20_2">
      <style:text-properties officeooo:paragraph-rsid="0013326f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5e2178"/>
    </style:style>
    <style:style style:name="P28" style:family="paragraph" style:parent-style-name="Standard">
      <style:paragraph-properties fo:margin-left="0cm" fo:margin-right="0cm" fo:text-indent="0cm" style:auto-text-indent="false" fo:keep-with-next="always"/>
      <style:text-properties officeooo:rsid="004fc509" officeooo:paragraph-rsid="0060c43b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60c43b" style:font-size-asian="12pt" style:font-name-complex="Times New Roman5" style:font-size-complex="12pt"/>
    </style:style>
    <style:style style:name="P30" style:family="paragraph" style:parent-style-name="Table_20_Contents" style:list-style-name="L4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60c43b" style:font-size-asian="12pt" style:font-name-complex="Times New Roman5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60c43b" style:font-size-asian="12pt" style:font-name-complex="Times New Roman5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28115" officeooo:paragraph-rsid="0060c43b" style:font-size-asian="12pt" style:font-name-complex="Times New Roman5" style:font-size-complex="12pt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60c43b" officeooo:paragraph-rsid="0060c43b" style:font-size-asian="12pt" style:font-name-complex="Times New Roman5" style:font-size-complex="12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da593" officeooo:paragraph-rsid="005fa380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da593" officeooo:paragraph-rsid="0060c43b" style:font-name-asian="MS Mincho" style:font-size-asian="14pt" style:language-asian="ja" style:country-asian="JP" style:font-name-complex="Times New Roman5" style:font-size-complex="14pt" style:language-complex="ar" style:country-complex="SA"/>
    </style:style>
    <style:style style:name="P36" style:family="paragraph" style:parent-style-name="Text_20_body">
      <style:text-properties style:font-name="Times New Roman" fo:font-size="14pt" fo:language="ru" fo:country="RU" fo:font-style="normal" fo:font-weight="bold" officeooo:rsid="0013326f" officeooo:paragraph-rsid="0013326f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P37" style:family="paragraph" style:parent-style-name="Text_20_body">
      <style:text-properties fo:font-variant="normal" fo:text-transform="none" fo:color="#000000" loext:opacity="100%" style:font-name="Times New Roman" fo:font-size="14pt" fo:letter-spacing="0.009cm" fo:language="ru" fo:country="RU" fo:font-weight="normal" officeooo:rsid="005e2178" officeooo:paragraph-rsid="005e2178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38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officeooo:rsid="004da593" officeooo:paragraph-rsid="004da593" style:font-style-asian="normal" style:font-style-complex="normal"/>
    </style:style>
    <style:style style:name="P39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officeooo:rsid="005e2178" officeooo:paragraph-rsid="005e2178" style:font-style-asian="normal" style:font-style-complex="normal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4da593" officeooo:paragraph-rsid="004da593"/>
    </style:style>
    <style:style style:name="P41" style:family="paragraph" style:parent-style-name="Text_20_body">
      <style:text-properties fo:color="#000000" loext:opacity="100%" officeooo:rsid="003d0611" officeooo:paragraph-rsid="0060c43b"/>
    </style:style>
    <style:style style:name="P42" style:family="paragraph" style:parent-style-name="Text_20_body">
      <style:text-properties fo:color="#000000" loext:opacity="100%" officeooo:rsid="005e2178" officeooo:paragraph-rsid="0060c43b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3d0611" officeooo:paragraph-rsid="004b5bf0"/>
    </style:style>
    <style:style style:name="P44" style:family="paragraph" style:parent-style-name="Text_20_body">
      <style:text-properties officeooo:rsid="000ef043" officeooo:paragraph-rsid="003724e9"/>
    </style:style>
    <style:style style:name="P45" style:family="paragraph" style:parent-style-name="Листинг">
      <style:text-properties fo:color="#000000" loext:opacity="100%" officeooo:rsid="00136246" officeooo:paragraph-rsid="00136246"/>
    </style:style>
    <style:style style:name="P46" style:family="paragraph" style:parent-style-name="Обычный_20__28_Интернет_29_">
      <style:paragraph-properties fo:margin-left="0cm" fo:margin-right="0cm" fo:margin-top="0.494cm" fo:margin-bottom="0.494cm" style:contextual-spacing="false" fo:line-height="150%" fo:text-align="justify" style:justify-single-word="false" fo:text-indent="1.249cm" style:auto-text-indent="false"/>
      <style:text-properties fo:font-size="14pt" officeooo:paragraph-rsid="005fa380" style:font-name-asian="MS Mincho" style:font-size-asian="14pt" style:language-asian="ja" style:country-asian="JP" style:font-size-complex="14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T4" style:family="text">
      <style:text-properties style:font-name="Times New Roman" fo:font-size="14pt" fo:language="ru" fo:country="RU" fo:font-style="normal" fo:font-weight="bold" officeooo:rsid="0013326f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T5" style:family="text">
      <style:text-properties style:font-name="Times New Roman" fo:font-size="14pt" officeooo:rsid="003d0611" style:font-size-complex="14pt"/>
    </style:style>
    <style:style style:name="T6" style:family="text">
      <style:text-properties style:font-name="Times New Roman" fo:font-size="14pt" fo:language="en" fo:country="US" fo:font-weight="bold" officeooo:rsid="005aeb70" style:font-weight-asian="bold" style:font-weight-complex="bold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fo:language="ru" fo:country="RU" officeooo:rsid="0060c43b"/>
    </style:style>
    <style:style style:name="T9" style:family="text">
      <style:text-properties style:font-name="Times New Roman" fo:language="en" fo:country="US" officeooo:rsid="005fa380" style:language-asian="ru" style:country-asian="RU" style:font-name-complex="Times New Roman5" style:language-complex="ar" style:country-complex="SA"/>
    </style:style>
    <style:style style:name="T10" style:family="text">
      <style:text-properties style:font-name="Times New Roman" fo:language="en" fo:country="US" officeooo:rsid="005fa380" style:font-name-complex="Times New Roman5" style:language-complex="ar" style:country-complex="SA"/>
    </style:style>
    <style:style style:name="T11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2" style:family="text">
      <style:text-properties fo:color="#000000" loext:opacity="100%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language="ru" fo:country="RU" fo:font-weight="bold" officeooo:rsid="005e217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loext:opacity="100%" style:font-name="Times New Roman1" fo:font-size="14pt" fo:language="ru" fo:country="RU" style:text-underline-style="none" style:letter-kerning="false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15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6" style:family="text">
      <style:text-properties fo:font-variant="normal" fo:text-transform="none" style:font-name="Times New Roman" fo:font-size="14pt" fo:language="ru" fo:country="RU" officeooo:rsid="00518e8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7" style:family="text">
      <style:text-properties fo:font-variant="normal" fo:text-transform="none" style:font-name="Times New Roman" fo:font-size="14pt" fo:language="ru" fo:country="RU" fo:font-weight="normal" officeooo:rsid="00464934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18" style:family="text">
      <style:text-properties fo:font-variant="normal" fo:text-transform="none" style:font-name="Times New Roman" fo:font-size="14pt" fo:letter-spacing="0.009cm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19" style:family="text">
      <style:text-properties fo:font-variant="normal" fo:text-transform="none" style:font-name="Times New Roman" fo:font-size="14pt" fo:letter-spacing="0.009cm" fo:language="ru" fo:country="RU" fo:font-weight="normal" officeooo:rsid="005a356a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0" style:family="text">
      <style:text-properties fo:font-variant="normal" fo:text-transform="none" style:font-name="Times New Roman" fo:font-size="14pt" fo:letter-spacing="0.009cm" fo:language="ru" fo:country="RU" fo:font-weight="normal" officeooo:rsid="005aeb7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1" style:family="text">
      <style:text-properties fo:font-variant="normal" fo:text-transform="none" style:font-name="Times New Roman" fo:font-size="14pt" fo:letter-spacing="0.009cm" fo:language="ru" fo:country="RU" fo:font-weight="normal" officeooo:rsid="0060c43b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2" style:family="text">
      <style:text-properties fo:font-variant="normal" fo:text-transform="none" style:font-name="Times New Roman" fo:font-size="14pt" fo:letter-spacing="0.009cm" fo:language="ru" fo:country="RU" fo:font-weight="normal" officeooo:rsid="005e2178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3" style:family="text">
      <style:text-properties fo:font-variant="normal" fo:text-transform="none" style:font-name="Times New Roman" fo:font-size="14pt" fo:letter-spacing="0.009cm" fo:language="en" fo:country="US" fo:font-weight="normal" officeooo:rsid="005aeb7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font-name="Times New Roman" fo:font-size="14pt" fo:language="ru" fo:country="RU" officeooo:rsid="00518e8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5" style:family="text">
      <style:text-properties fo:font-variant="normal" fo:text-transform="none" fo:color="#000000" loext:opacity="100%" style:font-name="Times New Roman" fo:font-size="14pt" fo:language="ru" fo:country="RU" fo:font-weight="normal" officeooo:rsid="00464934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443bd5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04fc509" style:font-weight-asian="bold" style:font-weight-complex="bold"/>
    </style:style>
    <style:style style:name="T30" style:family="text">
      <style:text-properties fo:language="en" fo:country="US" style:text-underline-style="none"/>
    </style:style>
    <style:style style:name="T31" style:family="text">
      <style:text-properties fo:language="en" fo:country="US" style:font-size-complex="14pt"/>
    </style:style>
    <style:style style:name="T32" style:family="text">
      <style:text-properties fo:language="en" fo:country="US" officeooo:rsid="005fa380" style:font-size-complex="14pt"/>
    </style:style>
    <style:style style:name="T33" style:family="text">
      <style:text-properties fo:language="en" fo:country="US" style:font-name-asian="MS Mincho" style:language-asian="ja" style:country-asian="JP" style:font-size-complex="14pt"/>
    </style:style>
    <style:style style:name="T34" style:family="text">
      <style:text-properties fo:language="en" fo:country="US" officeooo:rsid="005fa380" style:font-name-asian="MS Mincho" style:language-asian="ja" style:country-asian="JP" style:font-size-complex="14pt"/>
    </style:style>
    <style:style style:name="T35" style:family="text">
      <style:text-properties fo:language="en" fo:country="US" officeooo:rsid="005fa380"/>
    </style:style>
    <style:style style:name="T36" style:family="text">
      <style:text-properties fo:language="en" fo:country="US" officeooo:rsid="0060c43b"/>
    </style:style>
    <style:style style:name="T37" style:family="text">
      <style:text-properties officeooo:rsid="001b2153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60c43b"/>
    </style:style>
    <style:style style:name="T40" style:family="text">
      <style:text-properties officeooo:rsid="003d0611"/>
    </style:style>
    <style:style style:name="T41" style:family="text">
      <style:text-properties fo:font-style="normal" style:text-underline-style="none" style:font-style-asian="normal" style:font-style-complex="normal"/>
    </style:style>
    <style:style style:name="T42" style:family="text">
      <style:text-properties officeooo:rsid="005257c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language="en" fo:country="US" officeooo:rsid="0060c43b" style:font-size-asian="14pt" style:font-size-complex="14pt"/>
    </style:style>
    <style:style style:name="T45" style:family="text">
      <style:text-properties style:font-size-complex="14pt"/>
    </style:style>
    <style:style style:name="T46" style:family="text">
      <style:text-properties style:font-name-asian="MS Mincho" style:language-asian="ja" style:country-asian="JP" style:font-size-complex="14pt"/>
    </style:style>
    <style:style style:name="T47" style:family="text">
      <style:text-properties officeooo:rsid="0060c43b"/>
    </style:style>
    <style:style style:name="T48" style:family="text">
      <style:text-properties officeooo:rsid="005fa380" style:language-asian="ru" style:country-asian="RU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394cm" fo:text-indent="-0.635cm" fo:margin-left="2.39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029cm" fo:text-indent="-0.635cm" fo:margin-left="3.02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664cm" fo:text-indent="-0.635cm" fo:margin-left="3.66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299cm" fo:text-indent="-0.635cm" fo:margin-left="4.29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934cm" fo:text-indent="-0.635cm" fo:margin-left="4.93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569cm" fo:text-indent="-0.635cm" fo:margin-left="5.56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204cm" fo:text-indent="-0.635cm" fo:margin-left="6.20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839cm" fo:text-indent="-0.635cm" fo:margin-left="6.83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474cm" fo:text-indent="-0.635cm" fo:margin-left="7.47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109cm" fo:text-indent="-0.635cm" fo:margin-left="8.109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0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1">отчет</text:span></text:span></text:p>
      <text:p text:style-name="P2"><text:span text:style-name="T2">по лабораторной раб</text:span><text:span text:style-name="T11">оте №</text:span><text:span text:style-name="T13">7</text:span></text:p>
      <text:p text:style-name="P4"><text:span text:style-name="T2">по дисциплине </text:span><text:span text:style-name="T11">«</text:span><text:span text:style-name="T12">Организация ЭВМ и систем</text:span><text:span text:style-name="T11">»</text:span></text:p>
      <text:p text:style-name="P27"><text:span text:style-name="Book_20_Title"><text:span text:style-name="T15">Тема:</text:span></text:span><text:span text:style-name="Book_20_Title"><text:span text:style-name="T16"> </text:span></text:span><text:span text:style-name="Book_20_Title"><text:span text:style-name="T24"><text:s/>Преобразование целых чисел. Использование процедур в Ассемблере.</text:span>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7">Студент гр. </text:span><text:span text:style-name="T5">0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5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5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40">21</text:span></text:p>
      <text:h text:style-name="P22" text:outline-level="2">Цель работы.</text:h>
      <text:p text:style-name="P37">Научится создавать процедуры на языке Ассемблер и использовать их для решения различных задач. Научится преобразовывать целые числа из одних форматов хранения данных в другие, используя механику процедур в языке Ассемблер.</text:p>
      <text:p text:style-name="P16"/>
      <text:h text:style-name="Heading_20_2" text:outline-level="2">Задание.</text:h>
      <text:p text:style-name="P38">Вариант 1</text:p>
      <text:p text:style-name="P39">Шифр задания<text:span text:style-name="T26">:</text:span><text:span text:style-name="T30"> </text:span><text:span text:style-name="T14">1.1.2.1.В</text:span></text:p>
      <text:p text:style-name="P40"><text:span text:style-name="T41"><text:tab/> <text:s/>Разработать <text:s/>на <text:s/>языке <text:s/>Ассемблер IntelX86 <text:s text:c="2"/>две <text:s/>процедуры:</text:span></text:p>
      <text:p text:style-name="P40"><text:span text:style-name="T41">одна - прямого и другая - обратного преобразования целого числа, </text:span></text:p>
      <text:p text:style-name="P40"><text:span text:style-name="T41">заданного в регистре АХ <text:s/>или <text:s/>в <text:s/>паре <text:s/>регистров <text:s/>DХ:АX, <text:s/>в строку, <text:s/></text:span></text:p>
      <text:p text:style-name="P40"><text:span text:style-name="T41">представляющую <text:s/>его символьное изображение в заданной системе счисления (с учетом или без учета знака <text:s/>в зависимости от варианта задания). </text:span></text:p>
      <text:p text:style-name="P40"><text:span text:style-name="T41">Строка должна храниться в памяти, а также выводиться на экран для индикации.</text:span></text:p>
      <text:p text:style-name="P40"><text:span text:style-name="T41"><text:s text:c="5"/>Отрицательные числа <text:s/>при <text:s/>представлении <text:s/>с <text:s/>учетом <text:s/>знака должны в памяти храниться в дополнительном коде, <text:s/>а на <text:s/>экране изображаться в прямом коде с явным указанием знака <text:s/>или <text:s/>в символьном виде со знаком.</text:span></text:p>
      <text:p text:style-name="P40"><text:span text:style-name="T41"><text:s text:c="7"/></text:span></text:p>
      <text:p text:style-name="P40"><text:span text:style-name="T41"><text:tab/> Пример для однобайтовых чисел:</text:span></text:p>
      <text:p text:style-name="P40"><text:span text:style-name="T41">Десятичное число в символьном виде. <text:s text:c="3"/>Двоично-десят. упаков.число</text:span></text:p>
      <text:p text:style-name="P40"><text:span text:style-name="T41"><text:s text:c="46"/>в ДК <text:s text:c="9"/>в ПК <text:s text:c="33"/></text:span></text:p>
      <text:p text:style-name="P40"><text:span text:style-name="T41"><text:s text:c="11"/>+ 35 <text:s text:c="22"/>00110101 <text:s text:c="4"/>00110101</text:span></text:p>
      <text:p text:style-name="P40"><text:span text:style-name="T41"><text:s text:c="11"/>- 35 <text:s text:c="23"/>11001011 <text:s text:c="4"/>10110101</text:span></text:p>
      <text:p text:style-name="P40"><text:span text:style-name="T41"/></text:p>
      <text:p text:style-name="P40"><text:span text:style-name="T41"><text:s/><text:tab/>Вариант выполнения преобразования определяется шифром, </text:span></text:p>
      <text:p text:style-name="P40"><text:span text:style-name="T41">состоящим из 4-х цифр:</text:span></text:p>
      <text:p text:style-name="P40"><text:soft-page-break/><text:span text:style-name="T41"><text:s text:c="4"/><text:tab/>- <text:s/>1-я цифра задает длину целого числа:</text:span></text:p>
      <text:p text:style-name="P40"><text:span text:style-name="T41"><text:s text:c="13"/>1- 16 бит, 2- 32 бита;</text:span></text:p>
      <text:p text:style-name="P40"><text:span text:style-name="T41"><text:s text:c="4"/><text:tab/>- <text:s/>2-я цифра задает вид представления числа:</text:span></text:p>
      <text:p text:style-name="P40"><text:span text:style-name="T41"><text:s text:c="13"/>1- с учетом знака, 2- без учета знака;</text:span></text:p>
      <text:p text:style-name="P40"><text:span text:style-name="T41"><text:s text:c="4"/><text:tab/>- <text:s/>3-я цифра задает систему счисления для символьного изображения числа:</text:span></text:p>
      <text:p text:style-name="P40"><text:span text:style-name="T41"><text:s text:c="13"/>1- двоичная, 2- восьмеричная, 3- десятичная, 4- шестнадцатиричная.</text:span></text:p>
      <text:p text:style-name="P40"><text:span text:style-name="T41">- <text:s/>4-я цифра задает способ вызова процедур:</text:span></text:p>
      <text:p text:style-name="P40"><text:span text:style-name="T41"><text:s text:c="13"/>1- near (ближнего вызова), <text:s/>2 - far (дальнего вызова);</text:span></text:p>
      <text:p text:style-name="P40"><text:span text:style-name="T41">Написать простейшую головную программу <text:s/>для <text:s/>иллюстрации <text:s/>корректности выполнения заданных преобразований. </text:span></text:p>
      <text:p text:style-name="P40"><text:span text:style-name="T41"><text:s text:c="5"/><text:tab/>Связь по данным между основной программой и подпрограммами</text:span></text:p>
      <text:p text:style-name="P40"><text:span text:style-name="T41">может осуществляться следующими способами:</text:span></text:p>
      <text:p text:style-name="P40"><text:span text:style-name="T41"><text:s text:c="2"/><text:tab/> А <text:s/>- через РОНы; <text:s text:c="3"/>B <text:s/>- через <text:s/>кадр стека.</text:span></text:p>
      <text:p text:style-name="P9"/>
      <text:h text:style-name="Heading_20_2" text:outline-level="2"/>
      <text:h text:style-name="Heading_20_2" text:outline-level="2">Выполнение работы.</text:h>
      <text:p text:style-name="P34"><text:tab/><text:span text:style-name="Основной_20_шрифт_20_абзаца"><text:span text:style-name="T45">В регистр</text:span></text:span><text:span text:style-name="Основной_20_шрифт_20_абзаца"><text:span text:style-name="T32"> AX</text:span></text:span><text:span text:style-name="Основной_20_шрифт_20_абзаца"><text:span text:style-name="T31"> </text:span></text:span><text:span text:style-name="Основной_20_шрифт_20_абзаца"><text:span text:style-name="T45">записывается число, которое необходимо перевести в строку. В программе реализовано две процедуры</text:span></text:span><text:span text:style-name="Основной_20_шрифт_20_абзаца"><text:span text:style-name="T31"> </text:span></text:span><text:span text:style-name="Основной_20_шрифт_20_абзаца"><text:span text:style-name="T32">AX_TO_STR</text:span></text:span><text:span text:style-name="Основной_20_шрифт_20_абзаца"><text:span text:style-name="T33"> </text:span></text:span><text:span text:style-name="Основной_20_шрифт_20_абзаца"><text:span text:style-name="T46">и</text:span></text:span><text:span text:style-name="Основной_20_шрифт_20_абзаца"><text:span text:style-name="T34"> STR_TO_AX</text:span></text:span><text:span text:style-name="Основной_20_шрифт_20_абзаца"><text:span text:style-name="T46">. </text:span></text:span></text:p>
      <text:p text:style-name="P46">Первая процедура <text:span text:style-name="Основной_20_шрифт_20_абзаца"><text:span text:style-name="T9">AX_TO_STR</text:span></text:span> начинает с проверки знака числа. Если число отрицательное, то оно инвертируется и инкрементируется для того, чтобы корректно был произведен перевод в строку. В начале строки записывается знак. Если число равно нулю, то сразу записывается нуль, как ответ. Ранее была объявлена переменная, нужная для того, чтобы проследить, нужно ли в строку записывать спереди идущие нули. Программа из числа берет цифру и записывает в символьном виде в строку, проверяя переменную, кото<text:soft-page-break/>рая была упомянута в прошлом предложении. <text:s/>В конец строки добавляется символ конца строки, и строка выводится.</text:p>
      <text:p text:style-name="P46">Вторая процедура <text:span text:style-name="Основной_20_шрифт_20_абзаца"><text:span text:style-name="T10">STR_TO_AX</text:span></text:span> начинает со знака. Если это минус, то в конце нужно будет проинвертировать число и инкрементировать. Для проверки этого условия была объявлена переменная is_neg. Далее происходит считывание количества цифр и проход по строке. Расстояние в таблице ASCII между цифрами и буквами, использующимися в 16-ирчной СС равно 7, поэтому случаи с буквами нужно рассматривать немного по-другому. Результат записывается в другой регист<text:span text:style-name="T47">р</text:span> для удобной работы, затем возвращается в AX.</text:p>
      <text:p text:style-name="P35"><text:span text:style-name="T42">В основной процедуре сначала вызывается </text:span><text:span text:style-name="Основной_20_шрифт_20_абзаца"><text:span text:style-name="T48">AX_TO_STR </text:span></text:span><text:span text:style-name="T42">и выводится строка, которая является числом в 16-ичной СС. Затем вызывается </text:span><text:span text:style-name="Основной_20_шрифт_20_абзаца"><text:span text:style-name="T35">STR_TO_AX</text:span></text:span><text:span text:style-name="T42">, для проверки корректности вызывается заново </text:span><text:span text:style-name="Основной_20_шрифт_20_абзаца"><text:span text:style-name="T48">AX_TO_STR</text:span></text:span><text:span text:style-name="T42">, если строки совпадают, то их корректность очевидна.</text:span></text:p>
      <text:h text:style-name="P23" text:outline-level="2"/>
      <text:p text:style-name="P36"/>
      <text:h text:style-name="P25" text:outline-level="2"><text:span text:style-name="T4">Тестирование</text:span><text:span text:style-name="T3">.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2086532688640">
          <table:table-cell table:style-name="Таблица2.A1" office:value-type="string">
            <text:p text:style-name="P29">№ п/п</text:p>
          </table:table-cell>
          <table:table-cell table:style-name="Таблица2.A1" office:value-type="string">
            <text:p text:style-name="P29"><text:span text:style-name="T8">Исходные</text:span> данные</text:p>
          </table:table-cell>
          <table:table-cell table:style-name="Таблица2.A1" office:value-type="string">
            <text:p text:style-name="P29">Выходные данные</text:p>
          </table:table-cell>
          <table:table-cell table:style-name="Таблица2.D1" office:value-type="string">
            <text:p text:style-name="P29">Комментарии</text:p>
          </table:table-cell>
        </table:table-row>
        <table:table-row table:style-name="TableLine2086532678576">
          <table:table-cell table:style-name="Таблица2.A2" office:value-type="string">
            <text:list xml:id="list2623326844" text:style-name="L4">
              <text:list-item>
                <text:p text:style-name="P30"/>
              </text:list-item>
            </text:list>
          </table:table-cell>
          <table:table-cell table:style-name="Таблица2.A2" office:value-type="string">
            <text:p text:style-name="P33">AX<text:span text:style-name="T38"> = 0</text:span>h</text:p>
          </table:table-cell>
          <table:table-cell table:style-name="Таблица2.A2" office:value-type="string">
            <text:p text:style-name="P31"><text:s/>Перевод из регистра AX в строку:<text:span text:style-name="T36"> </text:span><text:span text:style-name="T39">+</text:span><text:span text:style-name="T36">0</text:span></text:p>
            <text:p text:style-name="P31"><text:span text:style-name="T36">Перевод из строки в регистр AX и обратно: </text:span><text:span text:style-name="T39">+0</text:span></text:p>
          </table:table-cell>
          <table:table-cell table:style-name="Таблица2.D2" office:value-type="string">
            <text:p text:style-name="P32">Программа работает корректно</text:p>
          </table:table-cell>
        </table:table-row>
        <table:table-row table:style-name="TableLine2086532682112">
          <table:table-cell table:style-name="Таблица2.A2" office:value-type="string">
            <text:list xml:id="list235021193402868" text:continue-numbering="true" text:style-name="L4">
              <text:list-item>
                <text:p text:style-name="P30"/>
              </text:list-item>
            </text:list>
          </table:table-cell>
          <table:table-cell table:style-name="Таблица2.A2" office:value-type="string">
            <text:p text:style-name="P33">AX<text:span text:style-name="T38"> = </text:span>FFFFh</text:p>
          </table:table-cell>
          <table:table-cell table:style-name="Таблица2.A2" office:value-type="string">
            <text:p text:style-name="P31"><text:s/>Перевод из регистра AX в строку:<text:span text:style-name="T36"> -1</text:span></text:p>
            <text:p text:style-name="P31"><text:span text:style-name="T36">Перевод из строки в регистр AX и обратно: -1</text:span></text:p>
          </table:table-cell>
          <table:table-cell table:style-name="Таблица2.D2" office:value-type="string">
            <text:p text:style-name="P32">Программа работает корректно</text:p>
          </table:table-cell>
        </table:table-row>
        <table:table-row table:style-name="TableLine2086532687008">
          <table:table-cell table:style-name="Таблица2.A2" office:value-type="string">
            <text:list xml:id="list235020899335407" text:continue-numbering="true" text:style-name="L4">
              <text:list-item>
                <text:p text:style-name="P30"/>
              </text:list-item>
            </text:list>
          </table:table-cell>
          <table:table-cell table:style-name="Таблица2.A2" office:value-type="string">
            <text:p text:style-name="P33">AX<text:span text:style-name="T38"> = </text:span><text:span text:style-name="T43">8000</text:span>h</text:p>
          </table:table-cell>
          <table:table-cell table:style-name="Таблица2.A2" office:value-type="string">
            <text:p text:style-name="P31"><text:s/>Перевод из регистра AX в строку:<text:span text:style-name="T36"> -</text:span><text:span text:style-name="T44">8000</text:span></text:p>
            <text:p text:style-name="P31"><text:span text:style-name="T36">Перевод из строки в регистр AX и обратно: -</text:span><text:span text:style-name="T44">8000</text:span></text:p>
          </table:table-cell>
          <table:table-cell table:style-name="Таблица2.D2" office:value-type="string">
            <text:p text:style-name="P32">Программа работает корректно</text:p>
          </table:table-cell>
        </table:table-row>
      </table:table>
      <text:p text:style-name="P28"><text:soft-page-break/></text:p>
      <text:h text:style-name="P24" text:outline-level="2">Выводы.</text:h>
      <text:p text:style-name="P42"><text:span text:style-name="T21">Было освоено умение</text:span><text:span text:style-name="T18"> создавать процедуры на языке Ассемблер и использовать их для решения различных задач. </text:span></text:p>
      <text:p text:style-name="P41"><text:span text:style-name="Book_20_Title"><text:span text:style-name="T19">В ходе выполнения работы была </text:span></text:span><text:span text:style-name="Book_20_Title"><text:span text:style-name="T20">разработана</text:span></text:span><text:span text:style-name="Book_20_Title"><text:span text:style-name="T19"> программа <text:s/>выполняющ</text:span></text:span><text:span text:style-name="Book_20_Title"><text:span text:style-name="T20">ая</text:span></text:span><text:span text:style-name="Book_20_Title"><text:span text:style-name="T19"> поставленное задание</text:span></text:span><text:span text:style-name="Book_20_Title"><text:span text:style-name="T23">, а</text:span></text:span><text:span text:style-name="Book_20_Title"><text:span text:style-name="T20"> </text:span></text:span><text:span text:style-name="Book_20_Title"><text:span text:style-name="T19">именно</text:span></text:span><text:span text:style-name="Book_20_Title"><text:span text:style-name="T23">,</text:span></text:span><text:span text:style-name="Book_20_Title"><text:span text:style-name="T22"> преобразовывать целые числа </text:span></text:span><text:span text:style-name="Book_20_Title"><text:span text:style-name="T21">записанные в регистре в строку и обратно . Для решения этой задачи были применены полученные навыки использования процедур в языке Ассемблер.</text:span></text:span></text:p>
      <text:p text:style-name="P43"><text:span text:style-name="Book_20_Title"><text:span text:style-name="T25"><text:s/></text:span></text:span></text:p>
      <text:h text:style-name="P21" text:outline-level="1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21" text:outline-level="1"><text:soft-page-break/>Приложение А<text:line-break/>Исходный код программы</text:h>
      <text:p text:style-name="P19"><text:span text:style-name="T27"><text:tab/></text:span><text:span text:style-name="T37">Название</text:span> файла:<text:span text:style-name="T27"> </text:span><text:span text:style-name="T6">main</text:span><text:span text:style-name="T28">.</text:span><text:span text:style-name="T29">asm</text:span></text:p>
      <text:p text:style-name="P17">STACKSG SEGMENT <text:s/>PARA STACK 'Stack'</text:p>
      <text:p text:style-name="P17"><text:s text:c="8"/>DW <text:s text:c="6"/>512 DUP(?)</text:p>
      <text:p text:style-name="P17">STACKSG<text:tab/>ENDS</text:p>
      <text:p text:style-name="P17"/>
      <text:p text:style-name="P17">DATASG <text:s/>SEGMENT <text:s/>PARA 'Data'; SEG DATA</text:p>
      <text:p text:style-name="P17"><text:tab/>KEEP_CS DW 0 ;</text:p>
      <text:p text:style-name="P17"><text:s text:c="8"/>MESSAGE1 DB 'Перевод из регистра AX в строку: $'</text:p>
      <text:p text:style-name="P17"><text:s text:c="8"/>MESSAGE2 DB 'Перевод из строки в регистр AX и обратно: $'</text:p>
      <text:p text:style-name="P17"><text:tab/>STRING DB 35 DUP('#')</text:p>
      <text:p text:style-name="P17">DATASG<text:tab/>ENDS; ENDS DATA</text:p>
      <text:p text:style-name="P17"/>
      <text:p text:style-name="P17"/>
      <text:p text:style-name="P17">CODE SEGMENT; SEG CODE</text:p>
      <text:p text:style-name="P17">ASSUME <text:s/>DS:DataSG, CS:Code, SS:STACKSG</text:p>
      <text:p text:style-name="P17">;-32 768:+32 767</text:p>
      <text:p text:style-name="P17"/>
      <text:p text:style-name="P17"/>
      <text:p text:style-name="P17"/>
      <text:p text:style-name="P17"/>
      <text:p text:style-name="P17"/>
      <text:p text:style-name="P17">AX_TO_STR PROC NEAR</text:p>
      <text:p text:style-name="P17"><text:tab/>jmp start_1</text:p>
      <text:p text:style-name="P17"><text:tab/>delete_nul DW 0</text:p>
      <text:p text:style-name="P17">start_1:</text:p>
      <text:p text:style-name="P17"><text:tab/>mov delete_nul, 0</text:p>
      <text:p text:style-name="P17"><text:tab/>mov DI, 0h; DI - индекс текущего символа строки</text:p>
      <text:p text:style-name="P17"><text:s text:c="4"/>cmp AX, 0</text:p>
      <text:p text:style-name="P17"><text:tab/>jge positive</text:p>
      <text:p text:style-name="P17"><text:tab/><text:tab/><text:tab/></text:p>
      <text:p text:style-name="P17">negative:</text:p>
      <text:p text:style-name="P17"><text:tab/>mov STRING[DI], '-'</text:p>
      <text:p text:style-name="P17"><text:tab/>add DI, 1 ;инвертируем число и прибавляем единицу</text:p>
      <text:p text:style-name="P17"><text:tab/>not AX</text:p>
      <text:p text:style-name="P17"><text:tab/>add AX,1</text:p>
      <text:p text:style-name="P17"><text:tab/>jmp scan_ax</text:p>
      <text:p text:style-name="P17"/>
      <text:p text:style-name="P17">check_nul:</text:p>
      <text:p text:style-name="P17"><text:tab/>cmp delete_nul, 0</text:p>
      <text:p text:style-name="P17"><text:tab/>je skip_char</text:p>
      <text:p text:style-name="P17"><text:tab/>jmp no_skip_char</text:p>
      <text:p text:style-name="P17"/>
      <text:p text:style-name="P17">positive:</text:p>
      <text:p text:style-name="P17"><text:tab/>mov STRING[DI], '+'</text:p>
      <text:p text:style-name="P17"><text:tab/>add DI, 1</text:p>
      <text:p text:style-name="P17"><text:tab/>cmp AX, 0</text:p>
      <text:p text:style-name="P17"><text:tab/>je case_nul</text:p>
      <text:p text:style-name="P17"/>
      <text:p text:style-name="P17">scan_ax:</text:p>
      <text:p text:style-name="P17"><text:tab/>mov SI,AX ; записываем в si, ax</text:p>
      <text:p text:style-name="P17"><text:soft-page-break/><text:tab/>mov<text:tab/>cx, 4<text:tab/><text:tab/>; в слове 4 ниббла (полубайта)</text:p>
      <text:p text:style-name="P17"/>
      <text:p text:style-name="P17">next_char:</text:p>
      <text:p text:style-name="P17"><text:tab/>rol<text:tab/>ax, 1<text:tab/><text:tab/>; выдвигаем младшие 4 бита</text:p>
      <text:p text:style-name="P17"><text:tab/>rol<text:tab/>ax, 1</text:p>
      <text:p text:style-name="P17"><text:tab/>rol<text:tab/>ax, 1</text:p>
      <text:p text:style-name="P17"><text:tab/>rol<text:tab/>ax, 1</text:p>
      <text:p text:style-name="P17"><text:tab/>push<text:tab/>ax<text:tab/><text:tab/>; сохраним AX</text:p>
      <text:p text:style-name="P17"><text:tab/>and<text:tab/>al, 0Fh<text:tab/><text:tab/>; оставляем 4 младших бита AL</text:p>
      <text:p text:style-name="P17"><text:tab/>cmp<text:tab/>al, 0Ah<text:tab/><text:tab/>; сравниваем AL со значением 10</text:p>
      <text:p text:style-name="P17"><text:tab/>sbb<text:tab/>al, 69h<text:tab/><text:tab/>; целочисленное вычитание с заёмом</text:p>
      <text:p text:style-name="P17"><text:tab/>das<text:tab/><text:tab/><text:tab/>; BCD-коррекция после вычитания</text:p>
      <text:p text:style-name="P17"><text:tab/>cmp al, '0'</text:p>
      <text:p text:style-name="P17"><text:tab/>je check_nul</text:p>
      <text:p text:style-name="P17"><text:tab/>mov delete_nul, 1</text:p>
      <text:p text:style-name="P17"/>
      <text:p text:style-name="P17">no_skip_char:</text:p>
      <text:p text:style-name="P17"><text:tab/>mov STRING[DI], al</text:p>
      <text:p text:style-name="P17"><text:tab/>add DI, 1</text:p>
      <text:p text:style-name="P17"/>
      <text:p text:style-name="P17">skip_char:</text:p>
      <text:p text:style-name="P17"><text:tab/>pop<text:tab/>ax<text:tab/><text:tab/>; восстановим AX</text:p>
      <text:p text:style-name="P17"><text:tab/>loop next_char</text:p>
      <text:p text:style-name="P17"><text:tab/>jmp end_1</text:p>
      <text:p text:style-name="P17"/>
      <text:p text:style-name="P17">case_nul:</text:p>
      <text:p text:style-name="P17"><text:tab/>mov STRING[DI], '0'</text:p>
      <text:p text:style-name="P17"><text:tab/>add DI, 1</text:p>
      <text:p text:style-name="P17"/>
      <text:p text:style-name="P17">end_1: ; когда прошли все регистры</text:p>
      <text:p text:style-name="P17"><text:tab/>mov STRING[DI],'$' ; добавляем в конец строки символ конца строки</text:p>
      <text:p text:style-name="P17"><text:tab/>mov DX,offset STRING ; записываем в dx сдвиг строки</text:p>
      <text:p text:style-name="P17"><text:tab/>ret</text:p>
      <text:p text:style-name="P17">AX_TO_STR ENDP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>STR_TO_AX PROC FAR</text:p>
      <text:p text:style-name="P17"><text:tab/>jmp start_2</text:p>
      <text:p text:style-name="P17"><text:tab/>IS_NEG DB 0; отвечает за знак числа</text:p>
      <text:p text:style-name="P17"/>
      <text:p text:style-name="P17">start_2:</text:p>
      <text:p text:style-name="P17"><text:tab/>mov AX,0; обнуляем ax</text:p>
      <text:p text:style-name="P17"><text:tab/>mov CX, 0</text:p>
      <text:p text:style-name="P17"><text:tab/>mov SI,0; за индекс строки будет отвечать si</text:p>
      <text:p text:style-name="P17"><text:tab/>cmp STRING[SI],'-' ; сравниваем первый элемент строки с минусом</text:p>
      <text:p text:style-name="P17"><text:tab/>jne positive_parse; если не равен минусу, то число положительное</text:p>
      <text:p text:style-name="P17"><text:tab/>;если равен то отрицательное</text:p>
      <text:p text:style-name="P17"><text:tab/>mov IS_NEG,1; в is_neg записываем 1</text:p>
      <text:p text:style-name="P17"><text:soft-page-break/></text:p>
      <text:p text:style-name="P17">positive_parse: ; если число положительно</text:p>
      <text:p text:style-name="P17"><text:tab/>mov SI,0 ; кладем в SI 0</text:p>
      <text:p text:style-name="P17"/>
      <text:p text:style-name="P17">len_loop: ; считаем длину строки</text:p>
      <text:p text:style-name="P17"><text:tab/>add SI,1</text:p>
      <text:p text:style-name="P17"><text:tab/>cmp STRING[SI],'$' ; сравниваем элемент строки с $</text:p>
      <text:p text:style-name="P17"><text:tab/>jne len_loop ; если не равен $ то возвращаемся в цикл</text:p>
      <text:p text:style-name="P17"/>
      <text:p text:style-name="P17"><text:tab/>mov DI, SI</text:p>
      <text:p text:style-name="P17"><text:tab/>lea SI, STRING</text:p>
      <text:p text:style-name="P17"><text:tab/>inc SI</text:p>
      <text:p text:style-name="P17"><text:tab/>xor cx, cx</text:p>
      <text:p text:style-name="P17"><text:tab/>cld</text:p>
      <text:p text:style-name="P17"/>
      <text:p text:style-name="P17">number_construct:</text:p>
      <text:p text:style-name="P17"><text:tab/>xor AX, AX</text:p>
      <text:p text:style-name="P17"><text:tab/>dec DI ; декреминтим DI</text:p>
      <text:p text:style-name="P17"><text:tab/>cmp DI,0 ; сравниваем DI с 0</text:p>
      <text:p text:style-name="P17"><text:tab/>jle done ; DI &lt;= 0</text:p>
      <text:p text:style-name="P17"><text:tab/>lodsb</text:p>
      <text:p text:style-name="P17"><text:tab/>cmp al, 'A'</text:p>
      <text:p text:style-name="P17"><text:tab/>jge bukva</text:p>
      <text:p text:style-name="P17"/>
      <text:p text:style-name="P17">continue:</text:p>
      <text:p text:style-name="P17"><text:tab/>sub al, '0'</text:p>
      <text:p text:style-name="P17"><text:tab/>xchg ax, cx</text:p>
      <text:p text:style-name="P17"><text:tab/>mov dx, 10h</text:p>
      <text:p text:style-name="P17"><text:s text:c="4"/>mul dx</text:p>
      <text:p text:style-name="P17"><text:tab/>add cx, ax</text:p>
      <text:p text:style-name="P17"><text:tab/>jmp number_construct</text:p>
      <text:p text:style-name="P17">done:</text:p>
      <text:p text:style-name="P17"><text:tab/>mov ax, cx</text:p>
      <text:p text:style-name="P17"><text:tab/>cmp IS_NEG, 1</text:p>
      <text:p text:style-name="P17"><text:tab/>je check_negative</text:p>
      <text:p text:style-name="P17"><text:tab/>jmp end_2</text:p>
      <text:p text:style-name="P17"/>
      <text:p text:style-name="P17">bukva:</text:p>
      <text:p text:style-name="P17"><text:tab/>sub al, 7</text:p>
      <text:p text:style-name="P17"><text:tab/>jmp continue</text:p>
      <text:p text:style-name="P17"/>
      <text:p text:style-name="P17">check_negative:</text:p>
      <text:p text:style-name="P17"><text:tab/>not ax</text:p>
      <text:p text:style-name="P17"><text:tab/>add ax, 1</text:p>
      <text:p text:style-name="P17"/>
      <text:p text:style-name="P17">end_2:</text:p>
      <text:p text:style-name="P17"><text:tab/>ret</text:p>
      <text:p text:style-name="P17">STR_TO_AX ENDP</text:p>
      <text:p text:style-name="P17"/>
      <text:p text:style-name="P17"/>
      <text:p text:style-name="P17"/>
      <text:p text:style-name="P17"/>
      <text:p text:style-name="P17"/>
      <text:p text:style-name="P17">Main PROC FAR</text:p>
      <text:p text:style-name="P17"><text:s text:c="3"/><text:tab/>mov <text:s/>ax, DATASG <text:s text:c="20"/></text:p>
      <text:p text:style-name="P17"><text:soft-page-break/><text:s text:c="3"/><text:tab/>mov <text:s/>ds, ax <text:s text:c="2"/></text:p>
      <text:p text:style-name="P17"><text:tab/></text:p>
      <text:p text:style-name="P17"><text:s text:c="8"/>mov DX, offset MESSAGE1</text:p>
      <text:p text:style-name="P17"><text:s text:c="8"/>mov ah,09h;</text:p>
      <text:p text:style-name="P17"><text:tab/>int 21h;</text:p>
      <text:p text:style-name="P17"><text:tab/>mov AX, 0h ; задаем регистр AX</text:p>
      <text:p text:style-name="P17"><text:tab/>pushf</text:p>
      <text:p text:style-name="P17"><text:tab/>call AX_TO_STR</text:p>
      <text:p text:style-name="P17"><text:tab/>mov ah,09h;</text:p>
      <text:p text:style-name="P17"><text:tab/>int 21h;</text:p>
      <text:p text:style-name="P17"><text:tab/></text:p>
      <text:p text:style-name="P17"><text:tab/>mov dl, 10</text:p>
      <text:p text:style-name="P17"><text:tab/>mov ah, 02h</text:p>
      <text:p text:style-name="P17"><text:tab/>int 21h</text:p>
      <text:p text:style-name="P17"><text:tab/>mov dl, 13</text:p>
      <text:p text:style-name="P17"><text:tab/>mov ah, 02h</text:p>
      <text:p text:style-name="P17"><text:tab/>int 21h</text:p>
      <text:p text:style-name="P17"/>
      <text:p text:style-name="P17"><text:s text:c="8"/>mov DX, offset MESSAGE2</text:p>
      <text:p text:style-name="P17"><text:s text:c="8"/>mov ah,09h;</text:p>
      <text:p text:style-name="P17"><text:tab/>int 21h;</text:p>
      <text:p text:style-name="P17"><text:tab/>mov ax, 0</text:p>
      <text:p text:style-name="P17"><text:tab/>call STR_TO_AX</text:p>
      <text:p text:style-name="P17"><text:tab/>popf</text:p>
      <text:p text:style-name="P17"><text:tab/>call AX_TO_STR</text:p>
      <text:p text:style-name="P17"/>
      <text:p text:style-name="P17"><text:tab/>mov ah,09h</text:p>
      <text:p text:style-name="P17"><text:tab/>int 21h</text:p>
      <text:p text:style-name="P17"/>
      <text:p text:style-name="P17"><text:tab/>mov ah,4Ch;</text:p>
      <text:p text:style-name="P17"><text:tab/>int 21h;</text:p>
      <text:p text:style-name="P17"><text:tab/></text:p>
      <text:p text:style-name="P17">Main <text:s text:c="5"/>ENDP</text:p>
      <text:p text:style-name="P17">CODE <text:s text:c="5"/>ENDS</text:p>
      <text:p text:style-name="P17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Обычный" style:font-family-generic="roman" style:font-pitch="variable"/>
    <style:font-face style:name="Consolas1" svg:font-family="Consolas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1" fo:font-family="'Times New Roman'" style:font-family-generic="roman" style:font-pitch="variable" fo:font-size="12pt" style:font-size-asian="12pt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 fo:hyphenation-ladder-count="no-limit"/>
      <style:text-properties fo:hyphenate="true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tyle="normal" style:font-name-asian="OpenSymbol" style:font-family-asian="OpenSymbol" style:font-charset-asian="x-symbol" style:font-style-asian="normal" style:font-name-complex="OpenSymbol" style:font-family-complex="OpenSymbol" style:font-charset-complex="x-symbol" style:font-style-complex="norma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1:10:00</meta:creation-date>
    <meta:editing-duration>PT4H18M9S</meta:editing-duration>
    <meta:editing-cycles>37</meta:editing-cycles>
    <meta:generator>LibreOffice/7.2.0.4$Windows_X86_64 LibreOffice_project/9a9c6381e3f7a62afc1329bd359cc48accb6435b</meta:generator>
    <dc:date>2021-12-22T23:50:19.411000000</dc:date>
    <dc:title>Министерство образования Российской Федерации</dc:title>
    <meta:initial-creator>Vladimir Kirianchikov</meta:initial-creator>
    <meta:document-statistic meta:table-count="2" meta:image-count="0" meta:object-count="0" meta:page-count="9" meta:paragraph-count="230" meta:word-count="1150" meta:character-count="7572" meta:non-whitespace-character-count="6092"/>
  </office:meta>
</office:document-meta>
</file>